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00000000020000000204B249CA79A42C6D7.png" manifest:media-type="image/png"/>
  <manifest:file-entry manifest:full-path="Pictures/10000201000000620000001861CC677590DFC996.png" manifest:media-type="image/png"/>
  <manifest:file-entry manifest:full-path="Pictures/1000025800000A2B0000027299B497E0957C249C.svg" manifest:media-type="image/svg+xml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Unifont" svg:font-family="Unifont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gr2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5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draw:style-name="gr1" draw:text-style-name="P1" draw:layer="layout" svg:width="27.627cm" svg:height="15.55cm" svg:x="0.1cm" svg:y="0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1" draw:layer="layout" svg:width="9.786cm" svg:height="2.351cm" draw:transform="rotate (1.56468767441292) translate (2.789cm 11.386cm)">
          <draw:image xlink:href="Pictures/1000025800000A2B0000027299B497E0957C249C.svg" xlink:type="simple" xlink:show="embed" xlink:actuate="onLoad" loext:mime-type="image/svg+xml">
            <text:p/>
          </draw:image>
          <draw:image xlink:href="Pictures/10000201000000620000001861CC677590DFC996.png" xlink:type="simple" xlink:show="embed" xlink:actuate="onLoad" loext:mime-type="image/png"/>
        </draw:frame>
        <draw:frame draw:style-name="gr3" draw:text-style-name="P2" draw:layer="layout" svg:width="3.6cm" svg:height="1.826cm" svg:x="5cm" svg:y="9.8cm">
          <draw:text-box>
            <text:p>Fast</text:p>
          </draw:text-box>
        </draw:frame>
        <draw:frame draw:style-name="gr4" draw:text-style-name="P2" draw:layer="layout" svg:width="4cm" svg:height="1.826cm" svg:x="5.2cm" svg:y="1.8cm">
          <draw:text-box>
            <text:p>Slow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Unifont" svg:font-family="Unifont" style:font-family-generic="system" style:font-pitch="variable"/>
    <style:font-face style:name="VL ゴシック" svg:font-family="'VL 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stroke-dash="Dashed_20__28_var_29__20_1" draw:fill="solid" draw:fill-color="#ffffff" draw:fill-gradient-name="Gradient_20_1" draw:fill-hatch-name="Hatching_20_91" draw:fill-image-name="Bitmap_20_1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Unifont" style:font-family-complex="Unifont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Unifont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Unifont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Unifont" style:font-family-complex="Unifont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22T12:16:45.871106594</meta:creation-date>
    <dc:date>2021-01-22T12:23:14.733437635</dc:date>
    <meta:editing-duration>PT19S</meta:editing-duration>
    <meta:editing-cycles>1</meta:editing-cycles>
    <meta:document-statistic meta:object-count="27"/>
    <meta:generator>LibreOffice/6.1.5.2$Linux_X86_64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628cm" svg:height="15.551cm" xlink:href="." xlink:type="simple" chart:class="chart:line" chart:style-name="ch1">
        <chart:legend chart:legend-position="end" svg:x="24.829cm" svg:y="7.227cm" style:legend-expansion="high" chart:style-name="ch2"/>
        <chart:plot-area chart:style-name="ch3" chart:data-source-has-labels="both" svg:x="1.563cm" svg:y="0.311cm" svg:width="22.714cm" svg:height="14cm">
          <chartooo:coordinate-region svg:x="2.37cm" svg:y="0.51cm" svg:width="21.257cm" svg:height="13.154cm"/>
          <chart:axis chart:dimension="x" chart:name="primary-x" chart:style-name="ch4" chartooo:axis-type="auto">
            <chartooo:date-scale/>
            <chart:title svg:x="12.545cm" svg:y="14.622cm" chart:style-name="ch5">
              <text:p>件数</text:p>
            </chart:title>
            <chart:categories table:cell-range-address="local-table.$A$2:.$A$4"/>
          </chart:axis>
          <chart:axis chart:dimension="y" chart:name="primary-y" chart:style-name="ch4">
            <chart:title svg:x="0.451cm" svg:y="8.008cm" chart:style-name="ch6">
              <text:p>速度[ms]</text:p>
            </chart:title>
            <chart:grid chart:style-name="ch7" chart:class="major"/>
          </chart:axis>
          <chart:series chart:style-name="ch8" chart:values-cell-range-address="local-table.$B$2:.$B$4" chart:label-cell-address="local-table.$B$1" chart:class="chart:line">
            <chart:data-point chart:repeated="3"/>
          </chart:series>
          <chart:series chart:style-name="ch9" chart:values-cell-range-address="local-table.$C$2:.$C$4" chart:label-cell-address="local-table.$C$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KE</text:p>
              </table:table-cell>
              <table:table-cell office:value-type="string">
                <text:p>Pgroonga</text:p>
              </table:table-cell>
            </table:table-row>
          </table:table-header-rows>
          <table:table-rows>
            <table:table-row>
              <table:table-cell office:value-type="float" office:value="11818">
                <text:p>11818</text:p>
              </table:table-cell>
              <table:table-cell office:value-type="float" office:value="1.916">
                <text:p>1.916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149724">
                <text:p>149724</text:p>
              </table:table-cell>
              <table:table-cell office:value-type="float" office:value="17.277">
                <text:p>17.277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3677375">
                <text:p>3677375</text:p>
              </table:table-cell>
              <table:table-cell office:value-type="float" office:value="128.776">
                <text:p>128.776</text:p>
              </table:table-cell>
              <table:table-cell office:value-type="float" office:value="0.371">
                <text:p>0.3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